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1000005600891D272FBAD3F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1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19cm" svg:height="11.649cm" svg:x="4.8cm" svg:y="4.298cm">
          <draw:image xlink:href="Pictures/1000020100000441000005600891D272FBAD3F09.png" xlink:type="simple" xlink:show="embed" xlink:actuate="onLoad" draw:mime-type="image/png">
            <text:p/>
          </draw:image>
        </draw:frame>
        <draw:line draw:style-name="gr2" draw:text-style-name="P2" draw:layer="layout" svg:x1="14.082cm" svg:y1="9.786cm" svg:x2="17.574cm" svg:y2="9.786cm">
          <text:p/>
        </draw:line>
        <draw:frame draw:style-name="gr3" draw:text-style-name="P3" draw:layer="layout" svg:width="3.175cm" svg:height="1.353cm" svg:x="14.082cm" svg:y="8.402cm">
          <draw:text-box>
            <text:p text:style-name="P1"><text:span text:style-name="T1">Combine Results</text:span></text:p>
          </draw:text-box>
        </draw:frame>
        <draw:frame draw:style-name="gr4" draw:text-style-name="P3" draw:layer="layout" svg:width="4.445cm" svg:height="0.802cm" svg:x="17.51cm" svg:y="9.285cm">
          <draw:text-box>
            <text:p text:style-name="P1"><text:span text:style-name="T1">CMC Count = 18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5T13:37:16.537000000</meta:creation-date>
    <dc:date>2021-12-05T13:53:05.495000000</dc:date>
    <meta:editing-duration>PT5M38S</meta:editing-duration>
    <meta:editing-cycles>1</meta:editing-cycles>
    <meta:document-statistic meta:object-count="4"/>
    <meta:generator>LibreOffice/7.1.2.2$Windows_X86_64 LibreOffice_project/8a45595d069ef5570103caea1b71cc9d82b2aae4</meta:generator>
  </office:meta>
</office:document-meta>
</file>